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6.65mm"/>
    </style:style>
    <style:style style:name="co5" style:family="table-column">
      <style:table-column-properties fo:break-before="auto" style:column-width="8.55mm"/>
    </style:style>
    <style:style style:name="co6" style:family="table-column">
      <style:table-column-properties fo:break-before="auto" style:column-width="25.06mm"/>
    </style:style>
    <style:style style:name="co7" style:family="table-column">
      <style:table-column-properties fo:break-before="auto" style:column-width="5.38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.74mm"/>
    </style:style>
    <style:style style:name="co11" style:family="table-column">
      <style:table-column-properties fo:break-before="auto" style:column-width="19.98mm"/>
    </style:style>
    <style:style style:name="co12" style:family="table-column">
      <style:table-column-properties fo:break-before="auto" style:column-width="61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_test2_output" table:style-name="ta1">
        <table:shapes>
          <draw:frame draw:z-index="0" draw:style-name="gr1" draw:text-style-name="P1" svg:width="159.99mm" svg:height="89.99mm" svg:x="26.83mm" svg:y="5.51mm">
            <loext:p draw:notify-on-update-of-ranges="performance_test2_output.K2:performance_test2_output.K6 performance_test2_output.L2:performance_test2_output.L6 performance_test2_output.K2:performance_test2_output.K6 performance_test2_output.M2:performance_test2_output.M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./test_performance2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</text:p>
          </table:table-cell>
          <table:table-cell office:value-type="float" office:value="6026" calcext:value-type="float">
            <text:p>60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26" calcext:value-type="float">
            <text:p>6026</text:p>
          </table:table-cell>
          <table:table-cell office:value-type="float" office:value="72206" calcext:value-type="float">
            <text:p>72206</text:p>
          </table:table-cell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2076" calcext:value-type="float">
            <text:p>2076</text:p>
          </table:table-cell>
          <table:table-cell office:value-type="float" office:value="121538" calcext:value-type="float">
            <text:p>121538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146" calcext:value-type="float">
            <text:p>3146</text:p>
          </table:table-cell>
          <table:table-cell office:value-type="float" office:value="383029" calcext:value-type="float">
            <text:p>383029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</text:p>
          </table:table-cell>
          <table:table-cell office:value-type="float" office:value="72206" calcext:value-type="float">
            <text:p>722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60" calcext:value-type="float">
            <text:p>3860</text:p>
          </table:table-cell>
          <table:table-cell office:value-type="float" office:value="687992" calcext:value-type="float">
            <text:p>687992</text:p>
          </table:table-cell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4964" calcext:value-type="float">
            <text:p>4964</text:p>
          </table:table-cell>
          <table:table-cell office:value-type="float" office:value="1351236" calcext:value-type="float">
            <text:p>1351236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</text:p>
          </table:table-cell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</text:p>
          </table:table-cell>
          <table:table-cell office:value-type="float" office:value="121538" calcext:value-type="float">
            <text:p>121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</text:p>
          </table:table-cell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</text:p>
          </table:table-cell>
          <table:table-cell office:value-type="float" office:value="383029" calcext:value-type="float">
            <text:p>383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</text:p>
          </table:table-cell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</text:p>
          </table:table-cell>
          <table:table-cell office:value-type="float" office:value="687992" calcext:value-type="float">
            <text:p>687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</text:p>
          </table:table-cell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</text:p>
          </table:table-cell>
          <table:table-cell office:value-type="float" office:value="1351236" calcext:value-type="float">
            <text:p>1351236</text:p>
          </table:table-cell>
          <table:table-cell table:number-columns-repeated="4"/>
        </table:table-row>
      </table:table>
      <table:table table:name="performance_test2_output_one_domain" table:style-name="ta1">
        <table:shapes>
          <draw:frame draw:z-index="0" draw:style-name="gr1" draw:text-style-name="P1" svg:width="159.99mm" svg:height="89.99mm" svg:x="51.31mm" svg:y="1mm">
            <loext:p draw:notify-on-update-of-ranges="performance_test2_output_one_domain.L1:performance_test2_output_one_domain.L5 performance_test2_output_one_domain.M1:performance_test2_output_one_domain.M5 performance_test2_output_one_domain.L1:performance_test2_output_one_domain.L5 performance_test2_output_one_domain.N1:performance_test2_output_one_domain.N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./test_performance2.out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8310" calcext:value-type="float">
            <text:p>8310</text:p>
          </table:table-cell>
          <table:table-cell office:value-type="float" office:value="261336" calcext:value-type="float">
            <text:p>261336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8310" calcext:value-type="float">
            <text:p>83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805" calcext:value-type="float">
            <text:p>40805</text:p>
          </table:table-cell>
          <table:table-cell office:value-type="float" office:value="2579191" calcext:value-type="float">
            <text:p>2579191</text:p>
          </table:table-cell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44871" calcext:value-type="float">
            <text:p>144871</text:p>
          </table:table-cell>
          <table:table-cell office:value-type="float" office:value="18753630" calcext:value-type="float">
            <text:p>18753630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344203" calcext:value-type="float">
            <text:p>344203</text:p>
          </table:table-cell>
          <table:table-cell office:value-type="float" office:value="64962870" calcext:value-type="float">
            <text:p>64962870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261336" calcext:value-type="float">
            <text:p>2613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55848" calcext:value-type="float">
            <text:p>755848</text:p>
          </table:table-cell>
          <table:table-cell office:value-type="float" office:value="223820953" calcext:value-type="float">
            <text:p>223820953</text:p>
          </table:table-cell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40805" calcext:value-type="float">
            <text:p>40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2579191" calcext:value-type="float">
            <text:p>2579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144871" calcext:value-type="float">
            <text:p>144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18753630" calcext:value-type="float">
            <text:p>18753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344203" calcext:value-type="float">
            <text:p>344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64962870" calcext:value-type="float">
            <text:p>649628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test_performance2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755848" calcext:value-type="float">
            <text:p>755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test_performance_zero2_heuristic.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223820953" calcext:value-type="float">
            <text:p>223820953</text:p>
          </table:table-cell>
          <table:table-cell table:number-columns-repeated="5"/>
        </table:table-row>
      </table:table>
      <table:table table:name="performance_test_output_one_domain" table:style-name="ta1">
        <table:shapes>
          <draw:frame draw:z-index="0" draw:style-name="gr1" draw:text-style-name="P1" svg:width="160.1mm" svg:height="90mm" svg:x="185.36mm" svg:y="31.31mm">
            <loext:p draw:notify-on-update-of-ranges="performance_test_output_one_domain.K1:performance_test_output_one_domain.K4 performance_test_output_one_domain.L1:performance_test_output_one_domain.L4 performance_test_output_one_domain.K1:performance_test_output_one_domain.K4 performance_test_output_one_domain.M1:performance_test_output_one_domain.M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./test_performance.out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737694" calcext:value-type="float">
            <text:p>1737694</text:p>
          </table:table-cell>
          <table:table-cell office:value-type="float" office:value="2069536" calcext:value-type="float">
            <text:p>2069536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1737694" calcext:value-type="float">
            <text:p>17376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81115" calcext:value-type="float">
            <text:p>1181115</text:p>
          </table:table-cell>
          <table:table-cell office:value-type="float" office:value="13736762" calcext:value-type="float">
            <text:p>13736762</text:p>
          </table:table-cell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26232857" calcext:value-type="float">
            <text:p>126232857</text:p>
          </table:table-cell>
          <table:table-cell office:value-type="float" office:value="107827684" calcext:value-type="float">
            <text:p>107827684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7168927" calcext:value-type="float">
            <text:p>37168927</text:p>
          </table:table-cell>
          <table:table-cell office:value-type="float" office:value="352097689" calcext:value-type="float">
            <text:p>352097689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2069536" calcext:value-type="float">
            <text:p>2069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1181115" calcext:value-type="float">
            <text:p>1181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13736762" calcext:value-type="float">
            <text:p>13736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126232857" calcext:value-type="float">
            <text:p>12623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107827684" calcext:value-type="float">
            <text:p>107827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37168927" calcext:value-type="float">
            <text:p>37168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 office:value-type="float" office:value="352097689" calcext:value-type="float">
            <text:p>352097689</text:p>
          </table:table-cell>
          <table:table-cell table:number-columns-repeated="4"/>
        </table:table-row>
      </table:table>
      <table:table table:name="performance_test_output" table:style-name="ta1">
        <table:shapes>
          <draw:frame draw:z-index="0" draw:style-name="gr1" draw:text-style-name="P1" svg:width="159.86mm" svg:height="90.01mm" svg:x="77.29mm" svg:y="15.04mm">
            <loext:p draw:notify-on-update-of-ranges="performance_test_output.J2:performance_test_output.J6 performance_test_output.K2:performance_test_output.K6 performance_test_output.K2:performance_test_output.K6 performance_test_output.L2:performance_test_output.L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./test_performance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</text:p>
          </table:table-cell>
          <table:table-cell table:number-columns-repeated="2" office:value-type="float" office:value="320420" calcext:value-type="float">
            <text:p>320420</text:p>
          </table:table-cell>
          <table:table-cell office:value-type="float" office:value="10" calcext:value-type="float">
            <text:p>10</text:p>
          </table:table-cell>
          <table:table-cell office:value-type="float" office:value="328210" calcext:value-type="float">
            <text:p>328210</text:p>
          </table:table-cell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8"/>
          <table:table-cell office:value-type="float" office:value="54941" calcext:value-type="float">
            <text:p>54941</text:p>
          </table:table-cell>
          <table:table-cell office:value-type="float" office:value="15" calcext:value-type="float">
            <text:p>15</text:p>
          </table:table-cell>
          <table:table-cell office:value-type="float" office:value="659974" calcext:value-type="float">
            <text:p>659974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7"/>
          <table:table-cell office:value-type="float" office:value="2568593" calcext:value-type="float">
            <text:p>2568593</text:p>
          </table:table-cell>
          <table:table-cell office:value-type="float" office:value="20" calcext:value-type="float">
            <text:p>20</text:p>
          </table:table-cell>
          <table:table-cell office:value-type="float" office:value="2619213" calcext:value-type="float">
            <text:p>2619213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</text:p>
          </table:table-cell>
          <table:table-cell office:value-type="float" office:value="328210" calcext:value-type="float">
            <text:p>328210</text:p>
          </table:table-cell>
          <table:table-cell office:value-type="float" office:value="438366" calcext:value-type="float">
            <text:p>438366</text:p>
          </table:table-cell>
          <table:table-cell office:value-type="float" office:value="25" calcext:value-type="float">
            <text:p>25</text:p>
          </table:table-cell>
          <table:table-cell office:value-type="float" office:value="3682003" calcext:value-type="float">
            <text:p>3682003</text:p>
          </table:table-cell>
        </table:table-row>
        <table:table-row table:style-name="ro1">
          <table:table-cell office:value-type="string" calcext:value-type="string">
            <text:p>./test_performance.out</text:p>
          </table:table-cell>
          <table:table-cell table:number-columns-repeated="8"/>
          <table:table-cell office:value-type="float" office:value="8914803" calcext:value-type="float">
            <text:p>8914803</text:p>
          </table:table-cell>
          <table:table-cell office:value-type="float" office:value="30" calcext:value-type="float">
            <text:p>30</text:p>
          </table:table-cell>
          <table:table-cell office:value-type="float" office:value="9052531" calcext:value-type="float">
            <text:p>9052531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</text:p>
          </table:table-cell>
          <table:table-cell office:value-type="float" office:value="54941" calcext:value-type="float">
            <text:p>5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</text:p>
          </table:table-cell>
          <table:table-cell office:value-type="float" office:value="659974" calcext:value-type="float">
            <text:p>659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test_performance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</text:p>
          </table:table-cell>
          <table:table-cell office:value-type="float" office:value="2568593" calcext:value-type="float">
            <text:p>2568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</text:p>
          </table:table-cell>
          <table:table-cell office:value-type="float" office:value="2619213" calcext:value-type="float">
            <text:p>2619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test_performance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</text:p>
          </table:table-cell>
          <table:table-cell office:value-type="float" office:value="438366" calcext:value-type="float">
            <text:p>438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</text:p>
          </table:table-cell>
          <table:table-cell office:value-type="float" office:value="3682003" calcext:value-type="float">
            <text:p>3682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test_performance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</text:p>
          </table:table-cell>
          <table:table-cell office:value-type="float" office:value="8914803" calcext:value-type="float">
            <text:p>8914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test_performance_zero_heuristic.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heuristic_ze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siz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omposi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</text:p>
          </table:table-cell>
          <table:table-cell office:value-type="float" office:value="9052531" calcext:value-type="float">
            <text:p>9052531</text:p>
          </table:table-cell>
          <table:table-cell table:number-columns-repeated="3"/>
        </table:table-row>
      </table:table>
      <table:table table:name="Sheet1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2:27:39.480000000</meta:creation-date>
    <dc:date>2017-12-12T22:57:36.878000000</dc:date>
    <meta:editing-duration>PT18M50S</meta:editing-duration>
    <meta:editing-cycles>13</meta:editing-cycles>
    <meta:generator>LibreOffice/5.1.6.2$Windows_x86 LibreOffice_project/07ac168c60a517dba0f0d7bc7540f5afa45f0909</meta:generator>
    <meta:document-statistic meta:table-count="5" meta:cell-count="4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2cm" xlink:href=".." xlink:type="simple" chart:class="chart:scatter" chart:style-name="ch1">
        <chart:legend chart:legend-position="end" svg:x="13.563cm" svg:y="3.947cm" style:legend-expansion="high" chart:style-name="ch2"/>
        <chart:plot-area chart:style-name="ch3" table:cell-range-address="performance_test_output.J2:performance_test_output.L6" chart:data-source-has-labels="row" svg:x="0.319cm" svg:y="0.18cm" svg:width="12.925cm" svg:height="8.642cm">
          <chartooo:coordinate-region svg:x="1.142cm" svg:y="0.383cm" svg:width="10.958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formance_test_output.J2:performance_test_output.J6" loext:label-string="a_star" chart:class="chart:scatter">
            <chart:domain table:cell-range-address="performance_test_output.K2:performance_test_output.K6"/>
            <chart:data-point chart:repeated="5"/>
          </chart:series>
          <chart:series chart:style-name="ch8" chart:values-cell-range-address="performance_test_output.L2:performance_test_output.L6" loext:label-string="dijkstra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_star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erformance_test_output.K2:performance_test_output.K6</svg:desc>
                </draw:g>
              </table:table-cell>
              <table:table-cell office:value-type="float" office:value="320420">
                <text:p>320420</text:p>
                <draw:g>
                  <svg:desc>performance_test_output.J2:performance_test_output.J6</svg:desc>
                </draw:g>
              </table:table-cell>
              <table:table-cell office:value-type="float" office:value="328210">
                <text:p>328210</text:p>
                <draw:g>
                  <svg:desc>performance_test_output.L2:performance_test_output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4941">
                <text:p>54941</text:p>
              </table:table-cell>
              <table:table-cell office:value-type="float" office:value="659974">
                <text:p>659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568593">
                <text:p>2568593</text:p>
              </table:table-cell>
              <table:table-cell office:value-type="float" office:value="2619213">
                <text:p>2619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38366">
                <text:p>438366</text:p>
              </table:table-cell>
              <table:table-cell office:value-type="float" office:value="3682003">
                <text:p>3682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8914803">
                <text:p>8914803</text:p>
              </table:table-cell>
              <table:table-cell office:value-type="float" office:value="9052531">
                <text:p>9052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6cm" svg:y="3.946cm" style:legend-expansion="high" chart:style-name="ch2"/>
        <chart:plot-area chart:style-name="ch3" table:cell-range-address="performance_test2_output.K2:performance_test2_output.M6" chart:data-source-has-labels="row" svg:x="0.32cm" svg:y="0.18cm" svg:width="12.936cm" svg:height="8.64cm">
          <chartooo:coordinate-region svg:x="1.143cm" svg:y="0.382cm" svg:width="10.97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formance_test2_output.L2:performance_test2_output.L6" loext:label-string="a_star" chart:class="chart:scatter">
            <chart:domain table:cell-range-address="performance_test2_output.K2:performance_test2_output.K6"/>
            <chart:data-point chart:repeated="5"/>
          </chart:series>
          <chart:series chart:style-name="ch8" chart:values-cell-range-address="performance_test2_output.M2:performance_test2_output.M6" loext:label-string="dijkstra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_star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erformance_test2_output.K2:performance_test2_output.K6</svg:desc>
                </draw:g>
              </table:table-cell>
              <table:table-cell office:value-type="float" office:value="6026">
                <text:p>6026</text:p>
                <draw:g>
                  <svg:desc>performance_test2_output.L2:performance_test2_output.L6</svg:desc>
                </draw:g>
              </table:table-cell>
              <table:table-cell office:value-type="float" office:value="72206">
                <text:p>72206</text:p>
                <draw:g>
                  <svg:desc>performance_test2_output.M2:performance_test2_output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076">
                <text:p>2076</text:p>
              </table:table-cell>
              <table:table-cell office:value-type="float" office:value="121538">
                <text:p>12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146">
                <text:p>3146</text:p>
              </table:table-cell>
              <table:table-cell office:value-type="float" office:value="383029">
                <text:p>383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60">
                <text:p>3860</text:p>
              </table:table-cell>
              <table:table-cell office:value-type="float" office:value="687992">
                <text:p>687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964">
                <text:p>4964</text:p>
              </table:table-cell>
              <table:table-cell office:value-type="float" office:value="1351236">
                <text:p>1351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1cm" xlink:href=".." xlink:type="simple" chart:class="chart:scatter" chart:style-name="ch1">
        <chart:subtitle svg:x="6.718cm" svg:y="0.18cm" chart:style-name="ch2">
          <text:p>Only 1 domain</text:p>
        </chart:subtitle>
        <chart:legend chart:legend-position="end" svg:x="13.587cm" svg:y="3.946cm" style:legend-expansion="high" chart:style-name="ch3"/>
        <chart:plot-area chart:style-name="ch4" table:cell-range-address="performance_test_output_one_domain.K1:performance_test_output_one_domain.M4" chart:data-source-has-labels="row" svg:x="1.321cm" svg:y="1.017cm" svg:width="11.946cm" svg:height="6.833cm">
          <chartooo:coordinate-region svg:x="2.144cm" svg:y="1.22cm" svg:width="9.598cm" svg:height="5.977cm"/>
          <chart:axis chart:dimension="x" chart:name="primary-x" chart:style-name="ch5">
            <chart:title svg:x="6.665cm" svg:y="8.03cm" chart:style-name="ch6">
              <text:p>box size</text:p>
            </chart:title>
          </chart:axis>
          <chart:axis chart:dimension="y" chart:name="primary-y" chart:style-name="ch7">
            <chart:title svg:x="0.451cm" svg:y="5.771cm" chart:style-name="ch8">
              <text:p>computer time unit</text:p>
            </chart:title>
            <chart:grid chart:style-name="ch9" chart:class="major"/>
          </chart:axis>
          <chart:series chart:style-name="ch10" chart:values-cell-range-address="performance_test_output_one_domain.L1:performance_test_output_one_domain.L4" loext:label-string="a_star" chart:class="chart:scatter">
            <chart:domain table:cell-range-address="performance_test_output_one_domain.K1:performance_test_output_one_domain.K4"/>
            <chart:data-point chart:repeated="4"/>
          </chart:series>
          <chart:series chart:style-name="ch11" chart:values-cell-range-address="performance_test_output_one_domain.M1:performance_test_output_one_domain.M4" loext:label-string="dijkstra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_star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erformance_test_output_one_domain.K1:performance_test_output_one_domain.K4</svg:desc>
                </draw:g>
              </table:table-cell>
              <table:table-cell office:value-type="float" office:value="1737694">
                <text:p>1737694</text:p>
                <draw:g>
                  <svg:desc>performance_test_output_one_domain.L1:performance_test_output_one_domain.L4</svg:desc>
                </draw:g>
              </table:table-cell>
              <table:table-cell office:value-type="float" office:value="2069536">
                <text:p>2069536</text:p>
                <draw:g>
                  <svg:desc>performance_test_output_one_domain.M1:performance_test_output_one_domain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181115">
                <text:p>1181115</text:p>
              </table:table-cell>
              <table:table-cell office:value-type="float" office:value="13736762">
                <text:p>13736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26232857">
                <text:p>126232857</text:p>
              </table:table-cell>
              <table:table-cell office:value-type="float" office:value="107827684">
                <text:p>107827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7168927">
                <text:p>37168927</text:p>
              </table:table-cell>
              <table:table-cell office:value-type="float" office:value="352097689">
                <text:p>352097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6.755cm" svg:y="0.18cm" chart:style-name="ch2">
          <text:p>only 1 domain</text:p>
        </chart:subtitle>
        <chart:legend chart:legend-position="end" svg:x="13.576cm" svg:y="3.946cm" style:legend-expansion="high" chart:style-name="ch3"/>
        <chart:plot-area chart:style-name="ch4" table:cell-range-address="performance_test2_output_one_domain.L1:performance_test2_output_one_domain.N5" chart:data-source-has-labels="row" svg:x="1.321cm" svg:y="1.017cm" svg:width="11.935cm" svg:height="6.832cm">
          <chartooo:coordinate-region svg:x="2.144cm" svg:y="1.219cm" svg:width="9.587cm" svg:height="5.977cm"/>
          <chart:axis chart:dimension="x" chart:name="primary-x" chart:style-name="ch5">
            <chart:title svg:x="6.659cm" svg:y="8.029cm" chart:style-name="ch6">
              <text:p>box size</text:p>
            </chart:title>
          </chart:axis>
          <chart:axis chart:dimension="y" chart:name="primary-y" chart:style-name="ch7">
            <chart:title svg:x="0.451cm" svg:y="5.771cm" chart:style-name="ch8">
              <text:p>computer time unit</text:p>
            </chart:title>
            <chart:grid chart:style-name="ch9" chart:class="major"/>
          </chart:axis>
          <chart:series chart:style-name="ch10" chart:values-cell-range-address="performance_test2_output_one_domain.M1:performance_test2_output_one_domain.M5" loext:label-string="a_star" chart:class="chart:scatter">
            <chart:domain table:cell-range-address="performance_test2_output_one_domain.L1:performance_test2_output_one_domain.L5"/>
            <chart:data-point chart:repeated="5"/>
          </chart:series>
          <chart:series chart:style-name="ch11" chart:values-cell-range-address="performance_test2_output_one_domain.N1:performance_test2_output_one_domain.N5" loext:label-string="dijkstra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a_star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erformance_test2_output_one_domain.L1:performance_test2_output_one_domain.L5</svg:desc>
                </draw:g>
              </table:table-cell>
              <table:table-cell office:value-type="float" office:value="8310">
                <text:p>8310</text:p>
                <draw:g>
                  <svg:desc>performance_test2_output_one_domain.M1:performance_test2_output_one_domain.M5</svg:desc>
                </draw:g>
              </table:table-cell>
              <table:table-cell office:value-type="float" office:value="261336">
                <text:p>261336</text:p>
                <draw:g>
                  <svg:desc>performance_test2_output_one_domain.N1:performance_test2_output_one_domain.N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0805">
                <text:p>40805</text:p>
              </table:table-cell>
              <table:table-cell office:value-type="float" office:value="2579191">
                <text:p>2579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44871">
                <text:p>144871</text:p>
              </table:table-cell>
              <table:table-cell office:value-type="float" office:value="18753630">
                <text:p>187536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44203">
                <text:p>344203</text:p>
              </table:table-cell>
              <table:table-cell office:value-type="float" office:value="64962870">
                <text:p>649628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755848">
                <text:p>755848</text:p>
              </table:table-cell>
              <table:table-cell office:value-type="float" office:value="223820953">
                <text:p>2238209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